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text:soft-page-break/>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 <text:s/>I feel extreme wonder when seeing this.)</text:p>
      <text:p text:style-name="Standard">The solid red ground paintings (a fondness for the thought of defeating an enemy)</text:p>
      <text:p text:style-name="Standard">The solid red wall paintings (separate? <text:s/>I don't recall emotional content or logical thought)</text:p>
      <text:p text:style-name="Standard">The PCP2 numbing hallucinations (rainbow mind's eye wires, happiness, laughter)</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text:soft-page-break/>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text:soft-page-break/>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text:soft-page-break/></text:p>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text:soft-page-break/>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01T00:40:16.047000000</dc:date>
    <meta:editing-duration>PT8M51S</meta:editing-duration>
    <meta:editing-cycles>23</meta:editing-cycles>
    <meta:generator>LibreOffice/7.2.1.2$Windows_X86_64 LibreOffice_project/87b77fad49947c1441b67c559c339af8f3517e22</meta:generator>
    <meta:document-statistic meta:table-count="0" meta:image-count="0" meta:object-count="0" meta:page-count="180" meta:paragraph-count="2312" meta:word-count="116574" meta:character-count="643856" meta:non-whitespace-character-count="521239"/>
  </office:meta>
</office:document-meta>
</file>